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1671eb" officeooo:paragraph-rsid="001671eb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Liberation Serif" fo:font-size="20pt" fo:font-weight="bold" officeooo:rsid="001671eb" officeooo:paragraph-rsid="001671eb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Liberation Serif" fo:font-size="20pt" fo:font-weight="normal" officeooo:rsid="001671eb" officeooo:paragraph-rsid="001671eb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20pt" fo:font-weight="normal" officeooo:rsid="001671eb" officeooo:paragraph-rsid="001671eb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bdcb1" officeooo:paragraph-rsid="001bdcb1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bdcb1" officeooo:paragraph-rsid="001bf0c6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bdcb1" officeooo:paragraph-rsid="001c7f41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bdcb1" officeooo:paragraph-rsid="001f7684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671eb" officeooo:paragraph-rsid="001671e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806d8" officeooo:paragraph-rsid="001806d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806d8" officeooo:paragraph-rsid="001970f1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5pt" fo:font-weight="normal" officeooo:rsid="001671eb" officeooo:paragraph-rsid="001671eb" style:font-size-asian="15pt" style:font-weight-asian="normal" style:font-size-complex="15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paragraph-rsid="001bdcb1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bf0c6" officeooo:paragraph-rsid="001bf0c6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c7f41" officeooo:paragraph-rsid="001e6bf5" style:font-size-asian="14pt" style:font-weight-asian="normal" style:font-size-complex="14pt" style:font-weight-complex="normal"/>
    </style:style>
    <style:style style:name="T1" style:family="text">
      <style:text-properties fo:color="#000000" fo:text-shadow="none" officeooo:rsid="001970f1" style:font-size-asian="12pt" style:font-weight-asian="normal" style:font-size-complex="12pt" style:font-weight-complex="normal"/>
    </style:style>
    <style:style style:name="T2" style:family="text">
      <style:text-properties fo:color="#000000" fo:text-shadow="none" officeooo:rsid="001806d8" style:font-size-asian="12pt" style:font-weight-asian="normal" style:font-size-complex="12pt" style:font-weight-complex="normal"/>
    </style:style>
    <style:style style:name="T3" style:family="text">
      <style:text-properties fo:color="#0066ff" fo:text-shadow="none" officeooo:rsid="0031e88e" style:font-size-asian="12pt" style:font-weight-asian="normal" style:font-size-complex="12pt" style:font-weight-complex="normal"/>
    </style:style>
    <style:style style:name="T4" style:family="text">
      <style:text-properties fo:color="#0066ff" officeooo:rsid="00065ec0" style:font-size-asian="12pt" style:font-weight-asian="normal" style:font-size-complex="12pt" style:font-weight-complex="normal"/>
    </style:style>
    <style:style style:name="T5" style:family="text">
      <style:text-properties fo:color="#0066ff" officeooo:rsid="001bf0c6"/>
    </style:style>
    <style:style style:name="T6" style:family="text">
      <style:text-properties fo:font-variant="normal" fo:text-transform="none" fo:color="#0066ff" fo:letter-spacing="normal" fo:font-style="normal" style:font-size-asian="12pt" style:font-size-complex="12pt"/>
    </style:style>
    <style:style style:name="T7" style:family="text">
      <style:text-properties officeooo:rsid="001806d8" style:font-size-asian="12pt" style:font-weight-asian="normal" style:font-size-complex="12pt" style:font-weight-complex="normal"/>
    </style:style>
    <style:style style:name="T8" style:family="text">
      <style:text-properties officeooo:rsid="001aa4e9" style:font-size-asian="12pt" style:font-weight-asian="normal" style:font-size-complex="12pt" style:font-weight-complex="normal"/>
    </style:style>
    <style:style style:name="T9" style:family="text">
      <style:text-properties officeooo:rsid="001970f1" style:font-size-asian="12pt" style:font-weight-asian="normal" style:font-size-complex="12pt" style:font-weight-complex="normal"/>
    </style:style>
    <style:style style:name="T10" style:family="text">
      <style:text-properties officeooo:rsid="001bf0c6"/>
    </style:style>
    <style:style style:name="T11" style:family="text">
      <style:text-properties officeooo:rsid="001c7f41"/>
    </style:style>
    <style:style style:name="T12" style:family="text">
      <style:text-properties fo:font-style="italic" officeooo:rsid="001c7f41" style:font-style-asian="italic" style:font-style-complex="italic"/>
    </style:style>
    <style:style style:name="T13" style:family="text">
      <style:text-properties fo:font-style="normal" officeooo:rsid="001e6bf5" style:font-style-asian="normal" style:font-style-complex="normal"/>
    </style:style>
    <style:style style:name="T14" style:family="text">
      <style:text-properties fo:font-style="normal" officeooo:rsid="001f7684" style:font-style-asian="normal" style:font-style-complex="normal"/>
    </style:style>
    <style:style style:name="T15" style:family="text">
      <style:text-properties officeooo:rsid="002013d5"/>
    </style:style>
    <text:list-style style:name="L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luno: Mateus Trebien</text:p>
      <text:p text:style-name="P12">C<text:span text:style-name="T15">omponente</text:span> Curricular: Tópicos Especiais em Desenvolvimento Web</text:p>
      <text:p text:style-name="P3"/>
      <text:p text:style-name="P2"/>
      <text:p text:style-name="P1">Descrição - <text:s/>Projeto 2</text:p>
      <text:p text:style-name="P4"/>
      <text:p text:style-name="P9">A etapa aqui desenvolvida consiste na adaptação da aplicação web implementada no Projeto 1 à execução utilizando o framework Meteor. </text:p>
      <text:p text:style-name="P10">Antes de entrar nas modificações propriamente feitas, cabe informar os pacotes que foram adicionados ao Meteor:</text:p>
      <text:list xml:id="list6544718789809752468" text:style-name="L1">
        <text:list-item>
          <text:p text:style-name="P13"><text:span text:style-name="T7">Bootstrap </text:span><text:span text:style-name="T9">(</text:span><text:bookmark-start text:name="__DdeLink__1291_1740652494"/><text:span text:style-name="T4">meteor add twbs:bootstrap</text:span><text:bookmark-end text:name="__DdeLink__1291_1740652494"/><text:span text:style-name="T9">)</text:span></text:p>
        </text:list-item>
        <text:list-item>
          <text:p text:style-name="P13"><text:span text:style-name="T7">Session </text:span><text:span text:style-name="T8">(</text:span><text:bookmark-start text:name="__DdeLink__1289_1740652494"/><text:bookmark-start text:name="__DdeLink__1295_1740652494"/><text:span text:style-name="T6">meteor add session</text:span><text:bookmark-end text:name="__DdeLink__1289_1740652494"/><text:bookmark-end text:name="__DdeLink__1295_1740652494"/><text:span text:style-name="T8">)</text:span></text:p>
        </text:list-item>
        <text:list-item>
          <text:p text:style-name="P13"><text:span text:style-name="T7">Login </text:span><text:span text:style-name="T1">(</text:span><text:bookmark-start text:name="__DdeLink__1287_1740652494"/><text:bookmark-start text:name="__DdeLink__1293_1740652494"/><text:span text:style-name="T3">meteor add accounts-ui accounts-password</text:span><text:bookmark-end text:name="__DdeLink__1287_1740652494"/><text:bookmark-end text:name="__DdeLink__1293_1740652494"/><text:span text:style-name="T1">)</text:span><text:span text:style-name="T2"> </text:span><text:span text:style-name="T7">(Obs: este </text:span><text:span text:style-name="T9">foi utilizado apenas para simples visualizar comportamento</text:span><text:span text:style-name="T7">)</text:span></text:p>
        </text:list-item>
      </text:list>
      <text:p text:style-name="P11"/>
      <text:p text:style-name="P5">Atualizações sobre o Projeto 1:</text:p>
      <text:p text:style-name="P6"><text:tab/><text:span text:style-name="T10">A adição do pacote contendo o framework Bootstrap em nada altera a forma anteriormente estabelecida para o layout da aplicação, apenas inclui o framework ao projeto sem a necessidade de referenciar o pacote no elemento &lt;head&gt; da página. </text:span></text:p>
      <text:p text:style-name="P14"><text:tab/>A inclusão de pacote que levou a maior necessidade de modificações no código aplicação foi o uso de Sessions para efetuar a troca de conteúdo do site conforme o usuário seleciona os botões na tela de login ou os itens do menu navbar disposto nas telas seguintes.</text:p>
      <text:p text:style-name="P14"><text:tab/>Anteiriormente, toda a troca de conteúdo era realizada pela simples alteração da tag display dos elementos CSS. Assim, quando o usuário clicava em um botão ou similar o javascript tratava a ação do usuário e modificava os atributos dos elementos CSS, ativando o display dos elementos que deveriam ser exibidos na tela.</text:p>
      <text:p text:style-name="P6"><text:span text:style-name="T10"><text:tab/>No Projeto 2, com o uso da Session essas manipulações do CSS deixaram de existir, substituídas pela adição de um elemento CSS (i.e., </text:span><text:span text:style-name="T5">clickChangesPage</text:span><text:span text:style-name="T10">) ao estilo de cada elemento do tipo botão ou similar do documento HTML. </text:span></text:p>
      <text:p text:style-name="P7"><text:tab/><text:span text:style-name="T11">Quando um destes é acionado, o javascript verifica e atualiza o novo template a ser exibido baseado em qual template a ação do clique foi executada e o id relativo ao botão clicado.</text:span></text:p>
      <text:p text:style-name="P15"><text:tab/>Todos os conteúdos do site passaram a ser englobados por templates distintos e assim, cada conteúdo passa a ser exibido assim que o botão que seta tal template na session é clicado. Todavia, existem alguns templates que são permanentes em todas as páginas, isto é, são exibidos qualquer que seja o template de conteúdo principal setado na session. Estes templates são : {rodapé}, {sobre} e {sair}, presentes em todas as páginas de conteúdo. Também há o caso do template {banner}, que é permanente junto aos templates de login e de cadastro.</text:p>
      <text:p text:style-name="P8"><text:span text:style-name="T11"><text:tab/>Por fim, outra alteração foi a adoção de </text:span><text:span text:style-name="T12">arrays</text:span><text:span text:style-name="T11"> com a funcionalidade </text:span><text:span text:style-name="T12">helpers, </text:span><text:span text:style-name="T13">as quais através do comando {#each} preenchem elementos fixos HTML de forma mais prática, evitando replicação de código HTML.</text:span></text:p>
      <text:p text:style-name="P8"><text:span text:style-name="T13"><text:tab/></text:span><text:span text:style-name="T14">O uso do MongoDB acabou não sendo implementado devido alguns problemas </text:span><text:soft-page-break/><text:span text:style-name="T14">com a importação dos dados inseridos e também devido ao fato da forma com que a aplicação foi pensada não favorecer o uso de banco de dados no formato do MongoDB.</text:span><text:span text:style-name="T13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6:11:18.795602084</meta:creation-date>
    <dc:date>2017-07-07T19:26:24.311117788</dc:date>
    <meta:editing-duration>PT2H51M23S</meta:editing-duration>
    <meta:editing-cycles>10</meta:editing-cycles>
    <meta:generator>LibreOffice/4.4.6.3$Linux_X86_64 LibreOffice_project/40m0$Build-3</meta:generator>
    <meta:document-statistic meta:table-count="0" meta:image-count="0" meta:object-count="0" meta:page-count="2" meta:paragraph-count="17" meta:word-count="452" meta:character-count="2773" meta:non-whitespace-character-count="2328"/>
  </office:meta>
</office:document-meta>
</file>